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752in"/>
    </style:style>
    <style:style style:name="co2" style:family="table-column">
      <style:table-column-properties fo:break-before="auto" style:column-width="0.8925in"/>
    </style:style>
    <style:style style:name="ro1" style:family="table-row">
      <style:table-row-properties style:row-height="0.1665in" fo:break-before="auto" style:use-optimal-row-height="true"/>
    </style:style>
    <style:style style:name="ro2" style:family="table-row">
      <style:table-row-properties style:row-height="0.1736in" fo:break-before="auto" style:use-optimal-row-height="true"/>
    </style:style>
    <style:style style:name="ta1" style:family="table" style:master-page-name="Default">
      <style:table-properties table:display="true" style:writing-mode="lr-tb"/>
    </style:style>
  </office:automatic-styles>
  <office:body>
    <office:spreadsheet>
      <table:table table:name="dk" table:style-name="ta1" table:print="false">
        <table:table-column table:style-name="co1" table:default-cell-style-name="Default"/>
        <table:table-row table:style-name="ro1">
          <table:table-cell office:value-type="string">
            <text:p>description</text:p>
          </table:table-cell>
        </table:table-row>
        <table:table-row table:style-name="ro1">
          <table:table-cell office:value-type="string">
            <text:p>Find en ny [DEVICE] rem i dag, eller få et ekstra, så du kan skifte imellem forskellige. En urrem kan give dit smartwatch et helt nyt look, og matche din egen personlige stil.</text:p>
          </table:table-cell>
        </table:table-row>
        <table:table-row table:style-name="ro1">
          <table:table-cell office:value-type="string">
            <text:p>Stort udvalg af [DEVICE] urremme. Hvis din stil er sporty eller klassisk, så kan du med garanti finde en urrem, der passer netop dig. Bestil inden. kl. 15 og vi sender hjem til dig i dag.</text:p>
          </table:table-cell>
        </table:table-row>
        <table:table-row table:style-name="ro1">
          <table:table-cell office:value-type="string">
            <text:p>Vi har altid den urrem, som du mangler til [DEVICE]. Bestiller du får mere end 199kr, så &lt;b&gt;betaler vi fragten&lt;/b&gt;. Så fyld kurven op! Går du til kassen inden kl. 15, så sender vi din ordre afsted samme dag.</text:p>
          </table:table-cell>
        </table:table-row>
        <table:table-row table:style-name="ro1">
          <table:table-cell office:value-type="string">
            <text:p>Velkommen til et godt udvalg af [DEVICE] urremme. Fylder du kurven for mere end 199kroner, så får du &lt;b&gt;gratis levering.&lt;/b&gt;.</text:p>
          </table:table-cell>
        </table:table-row>
        <table:table-row table:style-name="ro1">
          <table:table-cell office:value-type="string">
            <text:p>Danmarks Bedste Udvalg af [DEVICE] urremme. Den rem du leder efter finder du her på siden. Vi har i mange forskellige materialer og stilarter. Find den urrem du mangler i dag!</text:p>
          </table:table-cell>
        </table:table-row>
        <table:table-row table:style-name="ro1">
          <table:table-cell office:value-type="string">
            <text:p>Leder du efter en ny [DEVICE] urrem? Så er du kommet til det rigtige sted! Vi har et hav af remme. Du finder &lt;b&gt;Danmarks største udvalg&lt;/b&gt;, til at priser der er til at betale. Køb netop den rem, der passer perfekt ind til din livsstil. Husk at fylder du kurven for mere end 199KR, så betaler vi forsendelsen.</text:p>
          </table:table-cell>
        </table:table-row>
        <table:table-row table:style-name="ro1">
          <table:table-cell office:value-type="string">
            <text:p>De bedste urremme til [DEVICE]. Mangler du en ny rem til løbeturen eller når du skal til møde? Vi tilbyder alle slags remme, der passer til dig og dit smartwatch. &lt;b&gt;Gratis Fragt&lt;/b&gt; ved køb for mere end 199kr.</text:p>
          </table:table-cell>
        </table:table-row>
        <table:table-row table:style-name="ro1">
          <table:table-cell office:value-type="string">
            <text:p>Er det på tide at udskifte remmen? Du finder et vælg af &lt;b&gt;[DEVICE] urremme&lt;/b&gt; her hos Danmarks største udvalg.</text:p>
          </table:table-cell>
        </table:table-row>
        <table:table-row table:style-name="ro1">
          <table:table-cell office:value-type="string">
            <text:p>Mangler du en elegant eller behagelig [DEVICE] urrem? Så er du heldig at du er landet hos os! Hos urrem.dk finder du Danmarks Største Udvalg af [DEVICE] remme.</text:p>
          </table:table-cell>
        </table:table-row>
        <table:table-row table:style-name="ro1">
          <table:table-cell office:value-type="string">
            <text:p>Gør dit [DEVICE] ur mere personlig med et ny rem. Vi har et stort udvalg af alle slags urremme med perfekt pasform.</text:p>
          </table:table-cell>
        </table:table-row>
        <table:table-row table:style-name="ro1">
          <table:table-cell office:value-type="string">
            <text:p>Har du brug for en [DEVICE] urrem, så er du landet på det helt rigtige sted. Vi har et kæmpe udvalg af remme i forskellige farver og materialer.</text:p>
          </table:table-cell>
        </table:table-row>
        <table:table-row table:style-name="ro1">
          <table:table-cell office:value-type="string">
            <text:p>Skal du bruge en ny [DEVICE] urrem til enten træning eller hverdagen, så har vi heldigvis et hav af forskellige remme, som du kan vælge imellem.</text:p>
          </table:table-cell>
        </table:table-row>
        <table:table-row table:style-name="ro1">
          <table:table-cell office:value-type="string">
            <text:p>Vil du gøre dit smartwatch mere personligt? Vi har et stort sortiment af alle slags [DEVICE] urremme, du finder remmene i massevis af farver og materialer. Så kan du finde netop den urrem, som du går og leder efter.</text:p>
          </table:table-cell>
        </table:table-row>
        <table:table-row table:style-name="ro1">
          <table:table-cell office:value-type="string">
            <text:p>Mangler du en ny [DEVICE] urrem? Så kan vi hjælpe dig. Vi har det største udvalg af urremme i Danmark.</text:p>
          </table:table-cell>
        </table:table-row>
        <table:table-row table:style-name="ro1">
          <table:table-cell office:value-type="string">
            <text:p>Her har du hele vores udvalg af remme til [DEVICE]. Med en ny urrem kan du gøre dit smartwatch mere personlig. De er nemme at udskifte, så du kan også fylde skuffen med forskellige urremme og udskifte dem efter behov. Køber du får mere end 199,- så leverer vi kvit og frit.</text:p>
          </table:table-cell>
        </table:table-row>
        <table:table-row table:style-name="ro1">
          <table:table-cell office:value-type="string">
            <text:p>Enormt udvalg af urremme til [DEVICE] . Vi har helt sikkert en rem, som du kan bruge.</text:p>
          </table:table-cell>
        </table:table-row>
        <table:table-row table:style-name="ro1">
          <table:table-cell office:value-type="string">
            <text:p>Her kan du finde en ny [DEVICE] urrem. Du er heldigvis landet på danmarks største udvalg af smartwatch remme, så du kan helt sikkert finde noget du kan bruge.</text:p>
          </table:table-cell>
        </table:table-row>
      </table:table>
      <table:table table:name="se" table:style-name="ta1" table:print="false">
        <table:table-column table:style-name="co2" table:default-cell-style-name="Default"/>
        <table:table-row table:style-name="ro1">
          <table:table-cell office:value-type="string">
            <text:p>description</text:p>
          </table:table-cell>
        </table:table-row>
        <table:table-row table:style-name="ro2">
          <table:table-cell office:value-type="string">
            <text:p>sverig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06">12/06/2022</text:date>, <text:time>12:04: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2-06T12:04:09</dc:date>
    <meta:generator>OpenOffice/4.1.13$Unix OpenOffice.org_project/4113m1$Build-9810</meta:generator>
    <meta:editing-duration>PT1M16S</meta:editing-duration>
    <meta:editing-cycles>1</meta:editing-cycles>
    <meta:document-statistic meta:table-count="2" meta:cell-count="20" meta:object-count="0"/>
  </office:meta>
</office:document-meta>
</file>